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1.27cm" fo:margin-right="0cm" fo:line-height="115%" fo:text-indent="0cm" style:auto-text-indent="false" fo:break-before="auto" fo:break-after="auto" style:writing-mode="lr-tb"/>
    </style:style>
    <style:style style:name="P4" style:family="paragraph" style:parent-style-name="Standard">
      <style:paragraph-properties fo:margin-left="0cm" fo:margin-right="0cm" fo:line-height="115%" fo:text-indent="0cm" style:auto-text-indent="false" fo:break-before="auto" fo:break-after="auto" style:writing-mode="lr-tb"/>
    </style:style>
    <style:style style:name="P5" style:family="paragraph" style:parent-style-name="Standard" style:master-page-name="Standard">
      <style:paragraph-properties fo:line-height="115%" fo:text-align="center" style:justify-single-word="false" style:page-number="auto" fo:break-before="auto" fo:break-after="auto" style:writing-mode="lr-tb"/>
    </style:style>
    <style:style style:name="P6" style:family="paragraph" style:parent-style-name="Standard">
      <style:paragraph-properties fo:line-height="115%" fo:break-before="auto" fo:break-after="auto" style:writing-mode="lr-tb"/>
      <style:text-properties fo:font-weight="bold" style:font-weight-asian="bold" style:font-weight-complex="bold"/>
    </style:style>
    <style:style style:name="P7" style:family="paragraph" style:parent-style-name="Standard" style:list-style-name="LS1">
      <style:paragraph-properties fo:margin-top="0cm" fo:margin-bottom="0cm" style:contextual-spacing="false" fo:line-height="115%" fo:break-before="auto" fo:break-after="auto" style:writing-mode="lr-tb"/>
    </style:style>
    <style:style style:name="P8" style:family="paragraph" style:parent-style-name="Standard" style:list-style-name="LS2">
      <style:paragraph-properties fo:margin-top="0cm" fo:margin-bottom="0cm" style:contextual-spacing="false" fo:line-height="115%" fo:break-before="auto" fo:break-after="auto" style:writing-mode="lr-tb"/>
    </style:style>
    <style:style style:name="P9" style:family="paragraph" style:parent-style-name="Standard" style:list-style-name="LS3">
      <style:paragraph-properties fo:margin-top="0cm" fo:margin-bottom="0cm" style:contextual-spacing="false" fo:line-height="115%" fo:break-before="auto" fo:break-after="auto" style:writing-mode="lr-tb"/>
    </style:style>
    <style:style style:name="P10" style:family="paragraph" style:parent-style-name="Standard" style:list-style-name="LS2">
      <style:paragraph-properties fo:margin-top="0cm" fo:margin-bottom="0cm" style:contextual-spacing="false" fo:line-height="115%" fo:break-before="auto" fo:break-after="auto" style:writing-mode="lr-tb"/>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PHASE 4 - CHIT FUND COMPANY</text:span></text:p>
      <text:p text:style-name="P2"/>
      <text:p text:style-name="P6">AUTHORS</text:p>
      <text:list xml:id="list6439490620704736318" text:style-name="LS1">
        <text:list-item>
          <text:p text:style-name="P7">Abbhinav Venkat</text:p>
        </text:list-item>
      </text:list>
      <text:p text:style-name="P1"/>
      <text:p text:style-name="P1"><text:span text:style-name="T3">FUNCTIONALITIES IMPLEMENTED</text:span></text:p>
      <text:p text:style-name="P1"/>
      <text:p text:style-name="P1">In our system, there are two types of users - <text:span text:style-name="T1">Manager</text:span>, at an Admin level and <text:span text:style-name="T1">Other Users </text:span>with restricted access to the system. Each Manager heads a particular Department or oversees a group/all departments. </text:p>
      <text:p text:style-name="P1">They have the power to <text:span text:style-name="T1">add new </text:span>staff members. The staff can be a part of one of the many departments - Auction, Collector, Agent, Staff (receptionists, cleaners, office-boy etc) and IT (Department which takes care of the Technology side of things, one of which is operating this software). Further, the manager can also <text:span text:style-name="T1">grant access</text:span> to use this software to whichever staff member(not necessarily all) as per his/her judgement and requirements. This staff member will be part of the ‘Other Users’ with restricted access. As deemed necessary, the Manager can also <text:span text:style-name="T1">revoke</text:span> this access. </text:p>
      <text:p text:style-name="P1">The Manager has special privileges which other Users don’t have such as CRUD on System Users, Staff Members, Internal Accounts &amp; their transactions. All those accounts maintained as a part of savings/investment by the company in the form of bank accounts/FD’s/Bonds etc will form a part of the Internal Accounts. Maintenance of these accounts including all the transactions performed on these is done by the Managers only. If required, the Manager can delegate any of these tasks to the other user by granting them access to those specific areas.</text:p>
      <text:p text:style-name="P1"/>
      <text:p text:style-name="P1">In addition to the above, the manager as well as the other Users can perform CRUD on all the other tables in the database. </text:p>
      <text:p text:style-name="P1">These 14 tables have been broadly classified under</text:p>
      <text:list xml:id="list2769149695096641507" text:style-name="LS2">
        <text:list-item>
          <text:p text:style-name="P8"><text:span text:style-name="T3">Agents</text:span> <text:s/></text:p>
        </text:list-item>
      </text:list>
      <text:p text:style-name="P3">New agents can be added from an existing list of staff who belong the same department. </text:p>
      <text:p text:style-name="P3">These added agents can either be currently active/inactive. This status can be changed. An agent goes out and brings in new subscribers, so his ‘agent_id’ is a part of the subscriber details. </text:p>
      <text:p text:style-name="P4"/>
      <text:list xml:id="list221239070376030" text:continue-numbering="true" text:style-name="LS2">
        <text:list-item>
          <text:p text:style-name="P10">Collectors</text:p>
        </text:list-item>
      </text:list>
      <text:p text:style-name="P3">New collectors can be added from an existing list of staff who belong to the same department. </text:p>
      <text:p text:style-name="P3">Similar to agents, they can be either currently active or inactive and that status can be changed. A collector goes and collects the subscription amount and other dues i.e, performing a subscriber transaction and then comes and reports this to the system users who then record the same.</text:p>
      <text:p text:style-name="P1"/>
      <text:list xml:id="list221239854134900" text:continue-numbering="true" text:style-name="LS2">
        <text:list-item>
          <text:p text:style-name="P10">Auction</text:p>
        </text:list-item>
      </text:list>
      <text:p text:style-name="P3">An auction conductor conducts an auction. As soon as he begins the entry process, we check if all the subscribers for that group have paid their dues. If they haven’t, they are immediately terminated from that particular group. But, they aren’t permanently deleted <text:soft-page-break/>from the system. A record of the subscriber details and the group to which he/she belonged and if they defaulted/not is stored. </text:p>
      <text:p text:style-name="P3">After removing the defaulted subscribers, assuming that the prized subscriber hasn’t defaulted, we check if the amount that the subscriber wants if less than half this new total pooled in money. If so, then all the existing subscribers are paid their dues. If the prized subscriber himself has defaulted, then the auction has to be reconducted. <text:s/></text:p>
      <text:p text:style-name="P3">The auction conductor needs to manually make sure before conducting the auction that a person who has been a prized subscriber earlier will get his turn to be on only after all the others has gotten to be one atleast once in that round. </text:p>
      <text:p text:style-name="P3"/>
      <text:list xml:id="list221238570154223" text:continue-numbering="true" text:style-name="LS2">
        <text:list-item>
          <text:p text:style-name="P10">Subscription</text:p>
        </text:list-item>
      </text:list>
      <text:p text:style-name="P3">Here, we can perform CRUD on subscribers, the group to which they belong, add the subscriber’s transactions, retrieve cheques etc. A subscriber can pay his subscription amount in parts or in full i.e, one go either through cash/cheque. Every time a deposit is made by a particular subscriber, the amount he paid right now is added to the existing amount that he has already paid, if any. If it is through a cheque, then the cheque is lodged with a bank. If the cheque bounces and returns, the the system users are notified of it. If it successfully deposit, then the amount is added to the Chit Fund Company’s Bank Account with acc-id = 1. For all transactions with the subscribers, this is considered as the default account with sufficient balance.</text:p>
      <text:p text:style-name="P3"/>
      <text:list xml:id="list7040815944570642668" text:style-name="LS3">
        <text:list-item>
          <text:p text:style-name="P9"><text:span text:style-name="T3">Internal Accounts</text:span></text:p>
        </text:list-item>
      </text:list>
      <text:p text:style-name="P3">The accounts maintained by the company are recorded here. Only the manager can perform CRUD on them. The account with its account id as 1 is considered as the default account for performing any transactions. The company makes use of the 5% income that it makes on conducting the auctions to make further profit by investing this is mutual funds/stocks etc. If at any point, the company cannot pay back the subscribers their profits, it is declared as bankrupt and must take a loan of some sort and clear of all its dues before starting again/closing down. </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min-label-width="1.27cm" text:min-label-distance="0.635cm" fo:text-align="end"/>
      </text:list-level-style-number>
      <text:list-level-style-number text:level="2" text:style-name="List2Level1" style:num-suffix="." style:num-format="1" text:display-levels="2">
        <style:list-level-properties text:min-label-width="2.54cm" text:min-label-distance="0.635cm" fo:text-align="end"/>
      </text:list-level-style-number>
      <text:list-level-style-number text:level="3" text:style-name="List2Level2" style:num-suffix="." style:num-format="1" text:display-levels="3">
        <style:list-level-properties text:min-label-width="3.81cm" text:min-label-distance="0.318cm" fo:text-align="end"/>
      </text:list-level-style-number>
      <text:list-level-style-number text:level="4" text:style-name="List2Level3" style:num-suffix="." style:num-format="1" text:display-levels="4">
        <style:list-level-properties text:min-label-width="5.08cm" text:min-label-distance="0.635cm" fo:text-align="end"/>
      </text:list-level-style-number>
      <text:list-level-style-number text:level="5" text:style-name="List2Level4" style:num-suffix="." style:num-format="1" text:display-levels="5">
        <style:list-level-properties text:min-label-width="6.35cm" text:min-label-distance="0.635cm" fo:text-align="end"/>
      </text:list-level-style-number>
      <text:list-level-style-number text:level="6" text:style-name="List2Level5" style:num-suffix="." style:num-format="1" text:display-levels="6">
        <style:list-level-properties text:min-label-width="7.62cm" text:min-label-distance="0.318cm" fo:text-align="end"/>
      </text:list-level-style-number>
      <text:list-level-style-number text:level="7" text:style-name="List2Level6" style:num-suffix="." style:num-format="1" text:display-levels="7">
        <style:list-level-properties text:min-label-width="8.89cm" text:min-label-distance="0.635cm" fo:text-align="end"/>
      </text:list-level-style-number>
      <text:list-level-style-number text:level="8" text:style-name="List2Level7" style:num-suffix="." style:num-format="1" text:display-levels="8">
        <style:list-level-properties text:min-label-width="10.16cm" text:min-label-distance="0.635cm" fo:text-align="end"/>
      </text:list-level-style-number>
      <text:list-level-style-number text:level="9" text:style-name="List2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5">
        <style:list-level-properties text:min-label-width="2.54cm" text:min-label-distance="1.905cm" fo:text-align="end"/>
      </text:list-level-style-number>
      <text:list-level-style-number text:level="2" text:style-name="List3Level1" style:num-suffix="." style:num-format="1" text:display-levels="2">
        <style:list-level-properties text:min-label-width="3.81cm" text:min-label-distance="1.905cm" fo:text-align="end"/>
      </text:list-level-style-number>
      <text:list-level-style-number text:level="3" text:style-name="List3Level2" style:num-suffix="." style:num-format="1" text:display-levels="3">
        <style:list-level-properties text:min-label-width="5.08cm" text:min-label-distance="1.588cm" fo:text-align="end"/>
      </text:list-level-style-number>
      <text:list-level-style-number text:level="4" text:style-name="List3Level3" style:num-suffix="." style:num-format="1" text:display-levels="4">
        <style:list-level-properties text:min-label-width="6.35cm" text:min-label-distance="1.905cm" fo:text-align="end"/>
      </text:list-level-style-number>
      <text:list-level-style-number text:level="5" text:style-name="List3Level4" style:num-suffix="." style:num-format="1" text:display-levels="5">
        <style:list-level-properties text:min-label-width="7.62cm" text:min-label-distance="1.905cm" fo:text-align="end"/>
      </text:list-level-style-number>
      <text:list-level-style-number text:level="6" text:style-name="List3Level5" style:num-suffix="." style:num-format="1" text:display-levels="6">
        <style:list-level-properties text:min-label-width="8.89cm" text:min-label-distance="1.588cm" fo:text-align="end"/>
      </text:list-level-style-number>
      <text:list-level-style-number text:level="7" text:style-name="List3Level6" style:num-suffix="." style:num-format="1" text:display-levels="7">
        <style:list-level-properties text:min-label-width="10.16cm" text:min-label-distance="1.905cm" fo:text-align="end"/>
      </text:list-level-style-number>
      <text:list-level-style-number text:level="8" text:style-name="List3Level7" style:num-suffix="." style:num-format="1" text:display-levels="8">
        <style:list-level-properties text:min-label-width="11.43cm" text:min-label-distance="1.905cm" fo:text-align="end"/>
      </text:list-level-style-number>
      <text:list-level-style-number text:level="9" text:style-name="List3Level8" style:num-suffix="." style:num-format="1" text:display-levels="9">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meta:editing-cycles>2</meta:editing-cycles>
    <dc:date>2014-12-29T22:12:38.018598118</dc:date>
    <meta:editing-duration>P0D</meta:editing-duration>
    <meta:document-statistic meta:table-count="0" meta:image-count="0" meta:object-count="0" meta:page-count="2" meta:paragraph-count="24" meta:word-count="780" meta:character-count="4591" meta:non-whitespace-character-count="3826"/>
  </office:meta>
</office:document-meta>
</file>